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3.925cm"/>
    </style:style>
    <style:style style:name="co7" style:family="table-column">
      <style:table-column-properties fo:break-before="auto" style:column-width="2.799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"/>
    <style:style style:name="ce4" style:family="table-cell" style:parent-style-name="Default" style:data-style-name="N3"/>
    <style:style style:name="ce5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Radeon_8670M" table:style-name="ta1">
        <table:shapes>
          <draw:frame draw:z-index="0" draw:style-name="gr1" draw:text-style-name="P1" svg:width="25.991cm" svg:height="8.999cm" svg:x="0cm" svg:y="13.209cm">
            <draw:object draw:notify-on-update-of-ranges="Radeon_8670M.A9:Radeon_8670M.A9 Radeon_8670M.A10:Radeon_8670M.A26 Radeon_8670M.C9:Radeon_8670M.C9 Radeon_8670M.C10:Radeon_8670M.C26 Radeon_8670M.G9:Radeon_8670M.G9 Radeon_8670M.G10:Radeon_8670M.G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office:value-type="string" calcext:value-type="string">
            <text:p>shore.pgm</text:p>
          </table:table-cell>
          <table:table-cell table:number-columns-repeated="2"/>
          <table:table-cell office:value-type="string" calcext:value-type="string">
            <text:p>Radeon 8670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s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4" office:value-type="string" calcext:value-type="string">
            <text:p>Max Bw, Mbytes/s</text:p>
          </table:table-cell>
          <table:table-cell table:style-name="ce4" office:value-type="float" office:value="14400" calcext:value-type="float">
            <text:p>14 4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ws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PCIE 2.0x4 bus Bw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ls</text:p>
          </table:table-cell>
          <table:table-cell table:formula="of:=[.B2]*[.B3]" office:value-type="float" office:value="196608" calcext:value-type="float">
            <text:p>1966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_siz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ze</text:p>
          </table:table-cell>
          <table:table-cell table:formula="of:=[.B4]*[.B5]" office:value-type="float" office:value="196608" calcext:value-type="float">
            <text:p>19660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ALLOC_HOST_P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time, 1^e-6 s</text:p>
          </table:table-cell>
          <table:table-cell office:value-type="string" calcext:value-type="string">
            <text:p>BW, READ_WRITE</text:p>
          </table:table-cell>
          <table:table-cell office:value-type="string" calcext:value-type="string">
            <text:p>Bw, % of peak</text:p>
          </table:table-cell>
          <table:table-cell/>
          <table:table-cell office:value-type="string" calcext:value-type="string">
            <text:p>time, 1^e-6 s</text:p>
          </table:table-cell>
          <table:table-cell table:style-name="ce3" office:value-type="string" calcext:value-type="string">
            <text:p>BW, ALLOC_HOST_PTR</text:p>
          </table:table-cell>
          <table:table-cell office:value-type="string" calcext:value-type="string">
            <text:p>Bw, % of pea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Copy</text:p>
          </table:table-cell>
          <table:table-cell table:style-name="ce2" office:value-type="float" office:value="39.25" calcext:value-type="float">
            <text:p>39,25</text:p>
          </table:table-cell>
          <table:table-cell table:formula="of:=[.B6]*2/[.B10]" office:value-type="float" office:value="10018.2420382166" calcext:value-type="float">
            <text:p>10 018,24</text:p>
          </table:table-cell>
          <table:table-cell table:style-name="ce5" table:formula="of:=[.C10]/[.E2]" office:value-type="percentage" office:value="0.695711252653928" calcext:value-type="percentage">
            <text:p>69,57%</text:p>
          </table:table-cell>
          <table:table-cell/>
          <table:table-cell office:value-type="float" office:value="169.01" calcext:value-type="float">
            <text:p>169,01</text:p>
          </table:table-cell>
          <table:table-cell table:style-name="ce3" table:formula="of:=[.B6]*2/[.F10]" office:value-type="float" office:value="2326.58422578546" calcext:value-type="float">
            <text:p>2 326,58</text:p>
          </table:table-cell>
          <table:table-cell table:style-name="ce5" table:formula="of:=[.G10]/[.E3]" office:value-type="percentage" office:value="0.581646056446364" calcext:value-type="percentage">
            <text:p>58,1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2</text:p>
          </table:table-cell>
          <table:table-cell table:style-name="ce2" office:value-type="float" office:value="34.66" calcext:value-type="float">
            <text:p>34,66</text:p>
          </table:table-cell>
          <table:table-cell table:formula="of:=[.B6]*2/[.B11]" office:value-type="float" office:value="11344.9509521062" calcext:value-type="float">
            <text:p>11 344,95</text:p>
          </table:table-cell>
          <table:table-cell table:style-name="ce5" table:formula="of:=[.C11]/[.E2]" office:value-type="percentage" office:value="0.787843816118485" calcext:value-type="percentage">
            <text:p>78,78%</text:p>
          </table:table-cell>
          <table:table-cell/>
          <table:table-cell office:value-type="float" office:value="162.24" calcext:value-type="float">
            <text:p>162,24</text:p>
          </table:table-cell>
          <table:table-cell table:style-name="ce3" table:formula="of:=[.B6]*2/[.F11]" office:value-type="float" office:value="2423.66863905325" calcext:value-type="float">
            <text:p>2 423,67</text:p>
          </table:table-cell>
          <table:table-cell table:style-name="ce5" table:formula="of:=[.G11]/[.E3]" office:value-type="percentage" office:value="0.605917159763314" calcext:value-type="percentage">
            <text:p>60,5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4</text:p>
          </table:table-cell>
          <table:table-cell table:style-name="ce2" office:value-type="float" office:value="33.03" calcext:value-type="float">
            <text:p>33,03</text:p>
          </table:table-cell>
          <table:table-cell table:formula="of:=[.B6]*2/[.B12]" office:value-type="float" office:value="11904.8138056312" calcext:value-type="float">
            <text:p>11 904,81</text:p>
          </table:table-cell>
          <table:table-cell table:style-name="ce5" table:formula="of:=[.C12]/[.E2]" office:value-type="percentage" office:value="0.826723180946614" calcext:value-type="percentage">
            <text:p>82,67%</text:p>
          </table:table-cell>
          <table:table-cell/>
          <table:table-cell office:value-type="float" office:value="161.76" calcext:value-type="float">
            <text:p>161,76</text:p>
          </table:table-cell>
          <table:table-cell table:style-name="ce3" table:formula="of:=[.B6]*2/[.F12]" office:value-type="float" office:value="2430.86053412463" calcext:value-type="float">
            <text:p>2 430,86</text:p>
          </table:table-cell>
          <table:table-cell table:style-name="ce5" table:formula="of:=[.G12]/[.E3]" office:value-type="percentage" office:value="0.607715133531157" calcext:value-type="percentage">
            <text:p>60,7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8</text:p>
          </table:table-cell>
          <table:table-cell table:style-name="ce2" office:value-type="float" office:value="41.33" calcext:value-type="float">
            <text:p>41,33</text:p>
          </table:table-cell>
          <table:table-cell table:formula="of:=[.B6]*2/[.B13]" office:value-type="float" office:value="9514.05758528914" calcext:value-type="float">
            <text:p>9 514,06</text:p>
          </table:table-cell>
          <table:table-cell table:style-name="ce5" table:formula="of:=[.C13]/[.E2]" office:value-type="percentage" office:value="0.660698443422857" calcext:value-type="percentage">
            <text:p>66,07%</text:p>
          </table:table-cell>
          <table:table-cell/>
          <table:table-cell office:value-type="float" office:value="167.11" calcext:value-type="float">
            <text:p>167,11</text:p>
          </table:table-cell>
          <table:table-cell table:style-name="ce3" table:formula="of:=[.B6]*2/[.F13]" office:value-type="float" office:value="2353.03692178804" calcext:value-type="float">
            <text:p>2 353,04</text:p>
          </table:table-cell>
          <table:table-cell table:style-name="ce5" table:formula="of:=[.G13]/[.E3]" office:value-type="percentage" office:value="0.588259230447011" calcext:value-type="percentage">
            <text:p>58,8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16</text:p>
          </table:table-cell>
          <table:table-cell table:style-name="ce2" office:value-type="float" office:value="74.22" calcext:value-type="float">
            <text:p>74,22</text:p>
          </table:table-cell>
          <table:table-cell table:formula="of:=[.B6]*2/[.B14]" office:value-type="float" office:value="5297.97898140663" calcext:value-type="float">
            <text:p>5 297,98</text:p>
          </table:table-cell>
          <table:table-cell table:style-name="ce5" table:formula="of:=[.C14]/[.E2]" office:value-type="percentage" office:value="0.367915207042127" calcext:value-type="percentage">
            <text:p>36,79%</text:p>
          </table:table-cell>
          <table:table-cell/>
          <table:table-cell office:value-type="float" office:value="176.88" calcext:value-type="float">
            <text:p>176,88</text:p>
          </table:table-cell>
          <table:table-cell table:style-name="ce3" table:formula="of:=[.B6]*2/[.F14]" office:value-type="float" office:value="2223.06648575305" calcext:value-type="float">
            <text:p>2 223,07</text:p>
          </table:table-cell>
          <table:table-cell table:style-name="ce5" table:formula="of:=[.G14]/[.E3]" office:value-type="percentage" office:value="0.555766621438263" calcext:value-type="percentage">
            <text:p>55,5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2</text:p>
          </table:table-cell>
          <table:table-cell table:style-name="ce2" office:value-type="float" office:value="33.77" calcext:value-type="float">
            <text:p>33,77</text:p>
          </table:table-cell>
          <table:table-cell table:formula="of:=[.B6]*2/[.B15]" office:value-type="float" office:value="11643.9443292863" calcext:value-type="float">
            <text:p>11 643,94</text:p>
          </table:table-cell>
          <table:table-cell table:style-name="ce5" table:formula="of:=[.C15]/[.E2]" office:value-type="percentage" office:value="0.80860724508933" calcext:value-type="percentage">
            <text:p>80,86%</text:p>
          </table:table-cell>
          <table:table-cell/>
          <table:table-cell office:value-type="float" office:value="161.35" calcext:value-type="float">
            <text:p>161,35</text:p>
          </table:table-cell>
          <table:table-cell table:style-name="ce3" table:formula="of:=[.B6]*2/[.F15]" office:value-type="float" office:value="2437.03749612643" calcext:value-type="float">
            <text:p>2 437,04</text:p>
          </table:table-cell>
          <table:table-cell table:style-name="ce5" table:formula="of:=[.G15]/[.E3]" office:value-type="percentage" office:value="0.609259374031608" calcext:value-type="percentage">
            <text:p>60,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4</text:p>
          </table:table-cell>
          <table:table-cell table:style-name="ce2" office:value-type="float" office:value="34.81" calcext:value-type="float">
            <text:p>34,81</text:p>
          </table:table-cell>
          <table:table-cell table:formula="of:=[.B6]*2/[.B16]" office:value-type="float" office:value="11296.0643493249" calcext:value-type="float">
            <text:p>11 296,06</text:p>
          </table:table-cell>
          <table:table-cell table:style-name="ce5" table:formula="of:=[.C16]/[.E2]" office:value-type="percentage" office:value="0.784448913147563" calcext:value-type="percentage">
            <text:p>78,44%</text:p>
          </table:table-cell>
          <table:table-cell/>
          <table:table-cell office:value-type="float" office:value="162.09" calcext:value-type="float">
            <text:p>162,09</text:p>
          </table:table-cell>
          <table:table-cell table:style-name="ce3" table:formula="of:=[.B6]*2/[.F16]" office:value-type="float" office:value="2425.91153063113" calcext:value-type="float">
            <text:p>2 425,91</text:p>
          </table:table-cell>
          <table:table-cell table:style-name="ce5" table:formula="of:=[.G16]/[.E3]" office:value-type="percentage" office:value="0.606477882657783" calcext:value-type="percentage">
            <text:p>6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8</text:p>
          </table:table-cell>
          <table:table-cell table:style-name="ce2" office:value-type="float" office:value="34.66" calcext:value-type="float">
            <text:p>34,66</text:p>
          </table:table-cell>
          <table:table-cell table:formula="of:=[.B6]*2/[.B17]" office:value-type="float" office:value="11344.9509521062" calcext:value-type="float">
            <text:p>11 344,95</text:p>
          </table:table-cell>
          <table:table-cell table:style-name="ce5" table:formula="of:=[.C17]/[.E2]" office:value-type="percentage" office:value="0.787843816118485" calcext:value-type="percentage">
            <text:p>78,78%</text:p>
          </table:table-cell>
          <table:table-cell/>
          <table:table-cell office:value-type="float" office:value="159.31" calcext:value-type="float">
            <text:p>159,31</text:p>
          </table:table-cell>
          <table:table-cell table:style-name="ce3" table:formula="of:=[.B6]*2/[.F17]" office:value-type="float" office:value="2468.2443035591" calcext:value-type="float">
            <text:p>2 468,24</text:p>
          </table:table-cell>
          <table:table-cell table:style-name="ce5" table:formula="of:=[.G17]/[.E3]" office:value-type="percentage" office:value="0.617061075889775" calcext:value-type="percentage">
            <text:p>61,7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16</text:p>
          </table:table-cell>
          <table:table-cell table:style-name="ce2" office:value-type="float" office:value="33.03" calcext:value-type="float">
            <text:p>33,03</text:p>
          </table:table-cell>
          <table:table-cell table:formula="of:=[.B6]*2/[.B18]" office:value-type="float" office:value="11904.8138056312" calcext:value-type="float">
            <text:p>11 904,81</text:p>
          </table:table-cell>
          <table:table-cell table:style-name="ce5" table:formula="of:=[.C18]/[.E2]" office:value-type="percentage" office:value="0.826723180946614" calcext:value-type="percentage">
            <text:p>82,67%</text:p>
          </table:table-cell>
          <table:table-cell/>
          <table:table-cell office:value-type="float" office:value="161.64" calcext:value-type="float">
            <text:p>161,64</text:p>
          </table:table-cell>
          <table:table-cell table:style-name="ce3" table:formula="of:=[.B6]*2/[.F18]" office:value-type="float" office:value="2432.66518188567" calcext:value-type="float">
            <text:p>2 432,67</text:p>
          </table:table-cell>
          <table:table-cell table:style-name="ce5" table:formula="of:=[.G18]/[.E3]" office:value-type="percentage" office:value="0.608166295471418" calcext:value-type="percentage">
            <text:p>60,8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2x2</text:p>
          </table:table-cell>
          <table:table-cell table:style-name="ce2" office:value-type="float" office:value="34.22" calcext:value-type="float">
            <text:p>34,22</text:p>
          </table:table-cell>
          <table:table-cell table:formula="of:=[.B6]*2/[.B19]" office:value-type="float" office:value="11490.8240794857" calcext:value-type="float">
            <text:p>11 490,82</text:p>
          </table:table-cell>
          <table:table-cell table:style-name="ce5" table:formula="of:=[.C19]/[.E2]" office:value-type="percentage" office:value="0.797973894408728" calcext:value-type="percentage">
            <text:p>79,80%</text:p>
          </table:table-cell>
          <table:table-cell/>
          <table:table-cell office:value-type="float" office:value="159.85" calcext:value-type="float">
            <text:p>159,85</text:p>
          </table:table-cell>
          <table:table-cell table:style-name="ce3" table:formula="of:=[.B6]*2/[.F19]" office:value-type="float" office:value="2459.9061620269" calcext:value-type="float">
            <text:p>2 459,91</text:p>
          </table:table-cell>
          <table:table-cell table:style-name="ce5" table:formula="of:=[.G19]/[.E3]" office:value-type="percentage" office:value="0.614976540506725" calcext:value-type="percentage">
            <text:p>61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4x4</text:p>
          </table:table-cell>
          <table:table-cell table:style-name="ce2" office:value-type="float" office:value="37.03" calcext:value-type="float">
            <text:p>37,03</text:p>
          </table:table-cell>
          <table:table-cell table:formula="of:=[.B6]*2/[.B20]" office:value-type="float" office:value="10618.8495814205" calcext:value-type="float">
            <text:p>10 618,85</text:p>
          </table:table-cell>
          <table:table-cell table:style-name="ce5" table:formula="of:=[.C20]/[.E2]" office:value-type="percentage" office:value="0.737420109820866" calcext:value-type="percentage">
            <text:p>73,74%</text:p>
          </table:table-cell>
          <table:table-cell/>
          <table:table-cell office:value-type="float" office:value="160.03" calcext:value-type="float">
            <text:p>160,03</text:p>
          </table:table-cell>
          <table:table-cell table:style-name="ce3" table:formula="of:=[.B6]*2/[.F20]" office:value-type="float" office:value="2457.1392863838" calcext:value-type="float">
            <text:p>2 457,14</text:p>
          </table:table-cell>
          <table:table-cell table:style-name="ce5" table:formula="of:=[.G20]/[.E3]" office:value-type="percentage" office:value="0.614284821595951" calcext:value-type="percentage">
            <text:p>61,4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8x8</text:p>
          </table:table-cell>
          <table:table-cell table:style-name="ce2" office:value-type="float" office:value="48.44" calcext:value-type="float">
            <text:p>48,44</text:p>
          </table:table-cell>
          <table:table-cell table:formula="of:=[.B6]*2/[.B21]" office:value-type="float" office:value="8117.58876961189" calcext:value-type="float">
            <text:p>8 117,59</text:p>
          </table:table-cell>
          <table:table-cell table:style-name="ce5" table:formula="of:=[.C21]/[.E2]" office:value-type="percentage" office:value="0.563721442334159" calcext:value-type="percentage">
            <text:p>56,37%</text:p>
          </table:table-cell>
          <table:table-cell/>
          <table:table-cell office:value-type="float" office:value="175.01" calcext:value-type="float">
            <text:p>175,01</text:p>
          </table:table-cell>
          <table:table-cell table:style-name="ce3" table:formula="of:=[.B6]*2/[.F21]" office:value-type="float" office:value="2246.8201817039" calcext:value-type="float">
            <text:p>2 246,82</text:p>
          </table:table-cell>
          <table:table-cell table:style-name="ce5" table:formula="of:=[.G21]/[.E3]" office:value-type="percentage" office:value="0.561705045425976" calcext:value-type="percentage">
            <text:p>56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16x16</text:p>
          </table:table-cell>
          <table:table-cell table:style-name="ce2" office:value-type="float" office:value="101.63" calcext:value-type="float">
            <text:p>101,63</text:p>
          </table:table-cell>
          <table:table-cell table:formula="of:=[.B6]*2/[.B22]" office:value-type="float" office:value="3869.09377152416" calcext:value-type="float">
            <text:p>3 869,09</text:p>
          </table:table-cell>
          <table:table-cell table:style-name="ce5" table:formula="of:=[.C22]/[.E2]" office:value-type="percentage" office:value="0.268687067466955" calcext:value-type="percentage">
            <text:p>26,87%</text:p>
          </table:table-cell>
          <table:table-cell/>
          <table:table-cell office:value-type="float" office:value="173.01" calcext:value-type="float">
            <text:p>173,01</text:p>
          </table:table-cell>
          <table:table-cell table:style-name="ce3" table:formula="of:=[.B6]*2/[.F22]" office:value-type="float" office:value="2272.79348014566" calcext:value-type="float">
            <text:p>2 272,79</text:p>
          </table:table-cell>
          <table:table-cell table:style-name="ce5" table:formula="of:=[.G22]/[.E3]" office:value-type="percentage" office:value="0.568198370036414" calcext:value-type="percentage">
            <text:p>56,8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2x2</text:p>
          </table:table-cell>
          <table:table-cell table:style-name="ce2" office:value-type="float" office:value="33.33" calcext:value-type="float">
            <text:p>33,33</text:p>
          </table:table-cell>
          <table:table-cell table:formula="of:=[.B6]*2/[.B23]" office:value-type="float" office:value="11797.6597659766" calcext:value-type="float">
            <text:p>11 797,66</text:p>
          </table:table-cell>
          <table:table-cell table:style-name="ce5" table:formula="of:=[.C23]/[.E2]" office:value-type="percentage" office:value="0.819281928192819" calcext:value-type="percentage">
            <text:p>81,93%</text:p>
          </table:table-cell>
          <table:table-cell/>
          <table:table-cell office:value-type="float" office:value="159.35" calcext:value-type="float">
            <text:p>159,35</text:p>
          </table:table-cell>
          <table:table-cell table:style-name="ce3" table:formula="of:=[.B6]*2/[.F23]" office:value-type="float" office:value="2467.62472544713" calcext:value-type="float">
            <text:p>2 467,62</text:p>
          </table:table-cell>
          <table:table-cell table:style-name="ce5" table:formula="of:=[.G23]/[.E3]" office:value-type="percentage" office:value="0.616906181361782" calcext:value-type="percentage">
            <text:p>61,6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4x4</text:p>
          </table:table-cell>
          <table:table-cell table:style-name="ce2" office:value-type="float" office:value="35.25" calcext:value-type="float">
            <text:p>35,25</text:p>
          </table:table-cell>
          <table:table-cell table:formula="of:=[.B6]*2/[.B24]" office:value-type="float" office:value="11155.0638297872" calcext:value-type="float">
            <text:p>11 155,06</text:p>
          </table:table-cell>
          <table:table-cell table:style-name="ce5" table:formula="of:=[.C24]/[.E2]" office:value-type="percentage" office:value="0.774657210401891" calcext:value-type="percentage">
            <text:p>77,47%</text:p>
          </table:table-cell>
          <table:table-cell/>
          <table:table-cell office:value-type="float" office:value="161.29" calcext:value-type="float">
            <text:p>161,29</text:p>
          </table:table-cell>
          <table:table-cell table:style-name="ce3" table:formula="of:=[.B6]*2/[.F24]" office:value-type="float" office:value="2437.94407588815" calcext:value-type="float">
            <text:p>2 437,94</text:p>
          </table:table-cell>
          <table:table-cell table:style-name="ce5" table:formula="of:=[.G24]/[.E3]" office:value-type="percentage" office:value="0.609486018972038" calcext:value-type="percentage">
            <text:p>60,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8x8</text:p>
          </table:table-cell>
          <table:table-cell table:style-name="ce2" office:value-type="float" office:value="55.7" calcext:value-type="float">
            <text:p>55,70</text:p>
          </table:table-cell>
          <table:table-cell table:formula="of:=[.B6]*2/[.B25]" office:value-type="float" office:value="7059.53321364452" calcext:value-type="float">
            <text:p>7 059,53</text:p>
          </table:table-cell>
          <table:table-cell table:style-name="ce5" table:formula="of:=[.C25]/[.E2]" office:value-type="percentage" office:value="0.490245362058648" calcext:value-type="percentage">
            <text:p>49,02%</text:p>
          </table:table-cell>
          <table:table-cell/>
          <table:table-cell office:value-type="float" office:value="183.79" calcext:value-type="float">
            <text:p>183,79</text:p>
          </table:table-cell>
          <table:table-cell table:style-name="ce3" table:formula="of:=[.B6]*2/[.F25]" office:value-type="float" office:value="2139.48528211546" calcext:value-type="float">
            <text:p>2 139,49</text:p>
          </table:table-cell>
          <table:table-cell table:style-name="ce5" table:formula="of:=[.G25]/[.E3]" office:value-type="percentage" office:value="0.534871320528865" calcext:value-type="percentage">
            <text:p>53,4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16x16</text:p>
          </table:table-cell>
          <table:table-cell table:style-name="ce2" office:value-type="float" office:value="88.44" calcext:value-type="float">
            <text:p>88,44</text:p>
          </table:table-cell>
          <table:table-cell table:formula="of:=[.B6]*2/[.B26]" office:value-type="float" office:value="4446.13297150611" calcext:value-type="float">
            <text:p>4 446,13</text:p>
          </table:table-cell>
          <table:table-cell table:style-name="ce5" table:formula="of:=[.C26]/[.E2]" office:value-type="percentage" office:value="0.308759234132368" calcext:value-type="percentage">
            <text:p>30,88%</text:p>
          </table:table-cell>
          <table:table-cell/>
          <table:table-cell office:value-type="float" office:value="178.14" calcext:value-type="float">
            <text:p>178,14</text:p>
          </table:table-cell>
          <table:table-cell table:style-name="ce3" table:formula="of:=[.B6]*2/[.F26]" office:value-type="float" office:value="2207.34253957561" calcext:value-type="float">
            <text:p>2 207,34</text:p>
          </table:table-cell>
          <table:table-cell table:style-name="ce5" table:formula="of:=[.G26]/[.E3]" office:value-type="percentage" office:value="0.551835634893904" calcext:value-type="percentage">
            <text:p>55,18%</text:p>
          </table:table-cell>
          <table:table-cell table:number-columns-repeated="1016"/>
        </table:table-row>
        <table:table-row table:style-name="ro3" table:number-rows-repeated="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deon_7760D" table:style-name="ta2">
        <table:shapes>
          <draw:frame draw:z-index="0" draw:style-name="gr1" draw:text-style-name="P1" svg:width="25.883cm" svg:height="8.987cm" svg:x="0.108cm" svg:y="13.307cm">
            <draw:object draw:notify-on-update-of-ranges="Radeon_7760D.A9:Radeon_7760D.A9 Radeon_7760D.A10:Radeon_7760D.A26 Radeon_7760D.C9:Radeon_7760D.C9 Radeon_7760D.C10:Radeon_7760D.C26 Radeon_7760D.G9:Radeon_7760D.G9 Radeon_7760D.G10:Radeon_7760D.G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2">
          <table:table-cell office:value-type="string" calcext:value-type="string">
            <text:p>shore.pgm</text:p>
          </table:table-cell>
          <table:table-cell table:number-columns-repeated="2"/>
          <table:table-cell office:value-type="string" calcext:value-type="string">
            <text:p>Radeon 7660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s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4" office:value-type="string" calcext:value-type="string">
            <text:p>Max Bw, Mbytes/s</text:p>
          </table:table-cell>
          <table:table-cell table:style-name="ce4" office:value-type="float" office:value="21300" calcext:value-type="float">
            <text:p>21 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ws</text:p>
          </table:table-cell>
          <table:table-cell office:value-type="float" office:value="512" calcext:value-type="float">
            <text:p>5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s</text:p>
          </table:table-cell>
          <table:table-cell table:formula="of:=[.B2]*[.B3]" office:value-type="float" office:value="196608" calcext:value-type="float">
            <text:p>1966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_siz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ze</text:p>
          </table:table-cell>
          <table:table-cell table:formula="of:=[.B4]*[.B5]" office:value-type="float" office:value="196608" calcext:value-type="float">
            <text:p>19660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AD_WRITE</text:p>
          </table:table-cell>
          <table:table-cell table:number-columns-repeated="4"/>
          <table:table-cell office:value-type="string" calcext:value-type="string">
            <text:p>ALLOC_HOST_P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time, 1^e-6 s</text:p>
          </table:table-cell>
          <table:table-cell office:value-type="string" calcext:value-type="string">
            <text:p>BW, READ_WRITE</text:p>
          </table:table-cell>
          <table:table-cell office:value-type="string" calcext:value-type="string">
            <text:p>Bw, % of peak</text:p>
          </table:table-cell>
          <table:table-cell/>
          <table:table-cell office:value-type="string" calcext:value-type="string">
            <text:p>time, 1^e-6 s</text:p>
          </table:table-cell>
          <table:table-cell table:style-name="ce3" office:value-type="string" calcext:value-type="string">
            <text:p>BW, ALLOC_HOST_PTR</text:p>
          </table:table-cell>
          <table:table-cell office:value-type="string" calcext:value-type="string">
            <text:p>Bw, % of pea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Copy</text:p>
          </table:table-cell>
          <table:table-cell table:style-name="ce2" office:value-type="float" office:value="86.81" calcext:value-type="float">
            <text:p>86,81</text:p>
          </table:table-cell>
          <table:table-cell table:formula="of:=[.B6]*2/[.B10]" office:value-type="float" office:value="4529.61640364013" calcext:value-type="float">
            <text:p>4 529,62</text:p>
          </table:table-cell>
          <table:table-cell table:style-name="ce5" table:formula="of:=[.C10]/[.E2]" office:value-type="percentage" office:value="0.212658047119255" calcext:value-type="percentage">
            <text:p>21,27%</text:p>
          </table:table-cell>
          <table:table-cell/>
          <table:table-cell office:value-type="float" office:value="87.11" calcext:value-type="float">
            <text:p>87,11</text:p>
          </table:table-cell>
          <table:table-cell table:style-name="ce3" table:formula="of:=[.B6]*2/[.F10]" office:value-type="float" office:value="4514.01676041786" calcext:value-type="float">
            <text:p>4 514,02</text:p>
          </table:table-cell>
          <table:table-cell table:style-name="ce5" table:formula="of:=[.G10]/[.E2]" office:value-type="percentage" office:value="0.211925669503186" calcext:value-type="percentage">
            <text:p>21,1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2</text:p>
          </table:table-cell>
          <table:table-cell table:style-name="ce2" office:value-type="float" office:value="46.52" calcext:value-type="float">
            <text:p>46,52</text:p>
          </table:table-cell>
          <table:table-cell table:formula="of:=[.B6]*2/[.B11]" office:value-type="float" office:value="8452.62252794497" calcext:value-type="float">
            <text:p>8 452,62</text:p>
          </table:table-cell>
          <table:table-cell table:style-name="ce5" table:formula="of:=[.C11]/[.E2]" office:value-type="percentage" office:value="0.396836738401172" calcext:value-type="percentage">
            <text:p>39,68%</text:p>
          </table:table-cell>
          <table:table-cell/>
          <table:table-cell office:value-type="float" office:value="87.73" calcext:value-type="float">
            <text:p>87,73</text:p>
          </table:table-cell>
          <table:table-cell table:style-name="ce3" table:formula="of:=[.B6]*2/[.F11]" office:value-type="float" office:value="4482.11558189901" calcext:value-type="float">
            <text:p>4 482,12</text:p>
          </table:table-cell>
          <table:table-cell table:style-name="ce5" table:formula="of:=[.G11]/[.E2]" office:value-type="percentage" office:value="0.210427961591503" calcext:value-type="percentage">
            <text:p>21,0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4</text:p>
          </table:table-cell>
          <table:table-cell table:style-name="ce2" office:value-type="float" office:value="27.22" calcext:value-type="float">
            <text:p>27,22</text:p>
          </table:table-cell>
          <table:table-cell table:formula="of:=[.B6]*2/[.B12]" office:value-type="float" office:value="14445.8486407054" calcext:value-type="float">
            <text:p>14 445,85</text:p>
          </table:table-cell>
          <table:table-cell table:style-name="ce5" table:formula="of:=[.C12]/[.E2]" office:value-type="percentage" office:value="0.678208856371144" calcext:value-type="percentage">
            <text:p>67,82%</text:p>
          </table:table-cell>
          <table:table-cell/>
          <table:table-cell office:value-type="float" office:value="76.81" calcext:value-type="float">
            <text:p>76,81</text:p>
          </table:table-cell>
          <table:table-cell table:style-name="ce3" table:formula="of:=[.B6]*2/[.F12]" office:value-type="float" office:value="5119.33342012759" calcext:value-type="float">
            <text:p>5 119,33</text:p>
          </table:table-cell>
          <table:table-cell table:style-name="ce5" table:formula="of:=[.G12]/[.E2]" office:value-type="percentage" office:value="0.240344292024769" calcext:value-type="percentage">
            <text:p>24,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8</text:p>
          </table:table-cell>
          <table:table-cell table:style-name="ce2" office:value-type="float" office:value="47.09" calcext:value-type="float">
            <text:p>47,09</text:p>
          </table:table-cell>
          <table:table-cell table:formula="of:=[.B6]*2/[.B13]" office:value-type="float" office:value="8350.30792100234" calcext:value-type="float">
            <text:p>8 350,31</text:p>
          </table:table-cell>
          <table:table-cell table:style-name="ce5" table:formula="of:=[.C13]/[.E2]" office:value-type="percentage" office:value="0.392033235727809" calcext:value-type="percentage">
            <text:p>39,20%</text:p>
          </table:table-cell>
          <table:table-cell/>
          <table:table-cell office:value-type="float" office:value="928.51" calcext:value-type="float">
            <text:p>928,51</text:p>
          </table:table-cell>
          <table:table-cell table:style-name="ce3" table:formula="of:=[.B6]*2/[.F13]" office:value-type="float" office:value="423.491400200321" calcext:value-type="float">
            <text:p>423,49</text:p>
          </table:table-cell>
          <table:table-cell table:style-name="ce5" table:formula="of:=[.G13]/[.E2]" office:value-type="percentage" office:value="0.0198822253615174" calcext:value-type="percentage">
            <text:p>1,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16</text:p>
          </table:table-cell>
          <table:table-cell table:style-name="ce2" office:value-type="float" office:value="63.67" calcext:value-type="float">
            <text:p>63,67</text:p>
          </table:table-cell>
          <table:table-cell table:formula="of:=[.B6]*2/[.B14]" office:value-type="float" office:value="6175.84419663892" calcext:value-type="float">
            <text:p>6 175,84</text:p>
          </table:table-cell>
          <table:table-cell table:style-name="ce5" table:formula="of:=[.C14]/[.E2]" office:value-type="percentage" office:value="0.289945736931405" calcext:value-type="percentage">
            <text:p>28,99%</text:p>
          </table:table-cell>
          <table:table-cell/>
          <table:table-cell office:value-type="float" office:value="1668.69" calcext:value-type="float">
            <text:p>1668,69</text:p>
          </table:table-cell>
          <table:table-cell table:style-name="ce3" table:formula="of:=[.B6]*2/[.F14]" office:value-type="float" office:value="235.64352875609" calcext:value-type="float">
            <text:p>235,64</text:p>
          </table:table-cell>
          <table:table-cell table:style-name="ce5" table:formula="of:=[.G14]/[.E2]" office:value-type="percentage" office:value="0.0110630764674221" calcext:value-type="percentage">
            <text:p>1,1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2</text:p>
          </table:table-cell>
          <table:table-cell table:style-name="ce2" office:value-type="float" office:value="111.61" calcext:value-type="float">
            <text:p>111,61</text:p>
          </table:table-cell>
          <table:table-cell table:formula="of:=[.B6]*2/[.B15]" office:value-type="float" office:value="3523.1251679957" calcext:value-type="float">
            <text:p>3 523,13</text:p>
          </table:table-cell>
          <table:table-cell table:style-name="ce5" table:formula="of:=[.C15]/[.E2]" office:value-type="percentage" office:value="0.165404937464587" calcext:value-type="percentage">
            <text:p>16,54%</text:p>
          </table:table-cell>
          <table:table-cell/>
          <table:table-cell office:value-type="float" office:value="95.9" calcext:value-type="float">
            <text:p>95,9</text:p>
          </table:table-cell>
          <table:table-cell table:style-name="ce3" table:formula="of:=[.B6]*2/[.F15]" office:value-type="float" office:value="4100.27111574557" calcext:value-type="float">
            <text:p>4 100,27</text:p>
          </table:table-cell>
          <table:table-cell table:style-name="ce5" table:formula="of:=[.G15]/[.E2]" office:value-type="percentage" office:value="0.192500991349557" calcext:value-type="percentage">
            <text:p>19,2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4</text:p>
          </table:table-cell>
          <table:table-cell table:style-name="ce2" office:value-type="float" office:value="87.43" calcext:value-type="float">
            <text:p>87,43</text:p>
          </table:table-cell>
          <table:table-cell table:formula="of:=[.B6]*2/[.B16]" office:value-type="float" office:value="4497.49513896832" calcext:value-type="float">
            <text:p>4 497,50</text:p>
          </table:table-cell>
          <table:table-cell table:style-name="ce5" table:formula="of:=[.C16]/[.E2]" office:value-type="percentage" office:value="0.211150006524334" calcext:value-type="percentage">
            <text:p>21,12%</text:p>
          </table:table-cell>
          <table:table-cell/>
          <table:table-cell office:value-type="float" office:value="91.99" calcext:value-type="float">
            <text:p>91,99</text:p>
          </table:table-cell>
          <table:table-cell table:style-name="ce3" table:formula="of:=[.B6]*2/[.F16]" office:value-type="float" office:value="4274.55158169366" calcext:value-type="float">
            <text:p>4 274,55</text:p>
          </table:table-cell>
          <table:table-cell table:style-name="ce5" table:formula="of:=[.G16]/[.E2]" office:value-type="percentage" office:value="0.200683172849468" calcext:value-type="percentage">
            <text:p>20,0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8</text:p>
          </table:table-cell>
          <table:table-cell table:style-name="ce2" office:value-type="float" office:value="87.95" calcext:value-type="float">
            <text:p>87,95</text:p>
          </table:table-cell>
          <table:table-cell table:formula="of:=[.B6]*2/[.B17]" office:value-type="float" office:value="4470.90392268334" calcext:value-type="float">
            <text:p>4 470,90</text:p>
          </table:table-cell>
          <table:table-cell table:style-name="ce5" table:formula="of:=[.C17]/[.E2]" office:value-type="percentage" office:value="0.209901592614241" calcext:value-type="percentage">
            <text:p>20,99%</text:p>
          </table:table-cell>
          <table:table-cell/>
          <table:table-cell office:value-type="float" office:value="107.46" calcext:value-type="float">
            <text:p>107,46</text:p>
          </table:table-cell>
          <table:table-cell table:style-name="ce3" table:formula="of:=[.B6]*2/[.F17]" office:value-type="float" office:value="3659.18481295366" calcext:value-type="float">
            <text:p>3 659,18</text:p>
          </table:table-cell>
          <table:table-cell table:style-name="ce5" table:formula="of:=[.G17]/[.E2]" office:value-type="percentage" office:value="0.171792714223176" calcext:value-type="percentage">
            <text:p>17,1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16</text:p>
          </table:table-cell>
          <table:table-cell table:style-name="ce2" office:value-type="float" office:value="113.71" calcext:value-type="float">
            <text:p>113,71</text:p>
          </table:table-cell>
          <table:table-cell table:formula="of:=[.B6]*2/[.B18]" office:value-type="float" office:value="3458.05997713482" calcext:value-type="float">
            <text:p>3 458,06</text:p>
          </table:table-cell>
          <table:table-cell table:style-name="ce5" table:formula="of:=[.C18]/[.E2]" office:value-type="percentage" office:value="0.162350233668301" calcext:value-type="percentage">
            <text:p>16,24%</text:p>
          </table:table-cell>
          <table:table-cell/>
          <table:table-cell office:value-type="float" office:value="102.503" calcext:value-type="float">
            <text:p>102,503</text:p>
          </table:table-cell>
          <table:table-cell table:style-name="ce3" table:formula="of:=[.B6]*2/[.F18]" office:value-type="float" office:value="3836.14138122787" calcext:value-type="float">
            <text:p>3 836,14</text:p>
          </table:table-cell>
          <table:table-cell table:style-name="ce5" table:formula="of:=[.G18]/[.E2]" office:value-type="percentage" office:value="0.180100534329947" calcext:value-type="percentage">
            <text:p>18,0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2x2</text:p>
          </table:table-cell>
          <table:table-cell table:style-name="ce2" office:value-type="float" office:value="47.13" calcext:value-type="float">
            <text:p>47,13</text:p>
          </table:table-cell>
          <table:table-cell table:formula="of:=[.B6]*2/[.B19]" office:value-type="float" office:value="8343.22087842139" calcext:value-type="float">
            <text:p>8 343,22</text:p>
          </table:table-cell>
          <table:table-cell table:style-name="ce5" table:formula="of:=[.C19]/[.E2]" office:value-type="percentage" office:value="0.391700510724009" calcext:value-type="percentage">
            <text:p>39,17%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3" table:formula="of:=[.B6]*2/[.F19]" office:value-type="float" office:value="4468.36363636364" calcext:value-type="float">
            <text:p>4 468,36</text:p>
          </table:table-cell>
          <table:table-cell table:style-name="ce5" table:formula="of:=[.G19]/[.E2]" office:value-type="percentage" office:value="0.209782330345711" calcext:value-type="percentage">
            <text:p>20,9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4x4</text:p>
          </table:table-cell>
          <table:table-cell table:style-name="ce2" office:value-type="float" office:value="50.96" calcext:value-type="float">
            <text:p>50,96</text:p>
          </table:table-cell>
          <table:table-cell table:formula="of:=[.B6]*2/[.B20]" office:value-type="float" office:value="7716.16954474097" calcext:value-type="float">
            <text:p>7 716,17</text:p>
          </table:table-cell>
          <table:table-cell table:style-name="ce5" table:formula="of:=[.C20]/[.E2]" office:value-type="percentage" office:value="0.362261480973755" calcext:value-type="percentage">
            <text:p>36,23%</text:p>
          </table:table-cell>
          <table:table-cell/>
          <table:table-cell office:value-type="float" office:value="129.11" calcext:value-type="float">
            <text:p>129,11</text:p>
          </table:table-cell>
          <table:table-cell table:style-name="ce3" table:formula="of:=[.B6]*2/[.F20]" office:value-type="float" office:value="3045.58903260785" calcext:value-type="float">
            <text:p>3 045,59</text:p>
          </table:table-cell>
          <table:table-cell table:style-name="ce5" table:formula="of:=[.G20]/[.E2]" office:value-type="percentage" office:value="0.142985400591918" calcext:value-type="percentage">
            <text:p>14,3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8x8</text:p>
          </table:table-cell>
          <table:table-cell table:style-name="ce2" office:value-type="float" office:value="77.2" calcext:value-type="float">
            <text:p>77,20</text:p>
          </table:table-cell>
          <table:table-cell table:formula="of:=[.B6]*2/[.B21]" office:value-type="float" office:value="5093.47150259067" calcext:value-type="float">
            <text:p>5 093,47</text:p>
          </table:table-cell>
          <table:table-cell table:style-name="ce5" table:formula="of:=[.C21]/[.E2]" office:value-type="percentage" office:value="0.23913011749252" calcext:value-type="percentage">
            <text:p>23,91%</text:p>
          </table:table-cell>
          <table:table-cell/>
          <table:table-cell office:value-type="float" office:value="966.605" calcext:value-type="float">
            <text:p>966,605</text:p>
          </table:table-cell>
          <table:table-cell table:style-name="ce3" table:formula="of:=[.B6]*2/[.F21]" office:value-type="float" office:value="406.801123519949" calcext:value-type="float">
            <text:p>406,80</text:p>
          </table:table-cell>
          <table:table-cell table:style-name="ce5" table:formula="of:=[.G21]/[.E2]" office:value-type="percentage" office:value="0.0190986442967112" calcext:value-type="percentage">
            <text:p>1,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16x16</text:p>
          </table:table-cell>
          <table:table-cell table:style-name="ce2" office:value-type="float" office:value="97.46" calcext:value-type="float">
            <text:p>97,46</text:p>
          </table:table-cell>
          <table:table-cell table:formula="of:=[.B6]*2/[.B22]" office:value-type="float" office:value="4034.63985224708" calcext:value-type="float">
            <text:p>4 034,64</text:p>
          </table:table-cell>
          <table:table-cell table:style-name="ce5" table:formula="of:=[.C22]/[.E2]" office:value-type="percentage" office:value="0.189419711373102" calcext:value-type="percentage">
            <text:p>18,94%</text:p>
          </table:table-cell>
          <table:table-cell/>
          <table:table-cell office:value-type="float" office:value="1695.08" calcext:value-type="float">
            <text:p>1695,08</text:p>
          </table:table-cell>
          <table:table-cell table:style-name="ce3" table:formula="of:=[.B6]*2/[.F22]" office:value-type="float" office:value="231.974892040494" calcext:value-type="float">
            <text:p>231,97</text:p>
          </table:table-cell>
          <table:table-cell table:style-name="ce5" table:formula="of:=[.G22]/[.E2]" office:value-type="percentage" office:value="0.0108908400019011" calcext:value-type="percentage">
            <text:p>1,0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2x2</text:p>
          </table:table-cell>
          <table:table-cell table:style-name="ce2" office:value-type="float" office:value="124.55" calcext:value-type="float">
            <text:p>124,55</text:p>
          </table:table-cell>
          <table:table-cell table:formula="of:=[.B6]*2/[.B23]" office:value-type="float" office:value="3157.09353673224" calcext:value-type="float">
            <text:p>3 157,09</text:p>
          </table:table-cell>
          <table:table-cell table:style-name="ce5" table:formula="of:=[.C23]/[.E2]" office:value-type="percentage" office:value="0.148220353837194" calcext:value-type="percentage">
            <text:p>14,82%</text:p>
          </table:table-cell>
          <table:table-cell/>
          <table:table-cell office:value-type="float" office:value="159.21" calcext:value-type="float">
            <text:p>159,21</text:p>
          </table:table-cell>
          <table:table-cell table:style-name="ce3" table:formula="of:=[.B6]*2/[.F23]" office:value-type="float" office:value="2469.79461089128" calcext:value-type="float">
            <text:p>2 469,79</text:p>
          </table:table-cell>
          <table:table-cell table:style-name="ce5" table:formula="of:=[.G23]/[.E2]" office:value-type="percentage" office:value="0.115952798633393" calcext:value-type="percentage">
            <text:p>11,6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4x4</text:p>
          </table:table-cell>
          <table:table-cell table:style-name="ce2" office:value-type="float" office:value="241.91" calcext:value-type="float">
            <text:p>241,91</text:p>
          </table:table-cell>
          <table:table-cell table:formula="of:=[.B6]*2/[.B24]" office:value-type="float" office:value="1625.46401554297" calcext:value-type="float">
            <text:p>1 625,46</text:p>
          </table:table-cell>
          <table:table-cell table:style-name="ce5" table:formula="of:=[.C24]/[.E2]" office:value-type="percentage" office:value="0.0763128645794822" calcext:value-type="percentage">
            <text:p>7,63%</text:p>
          </table:table-cell>
          <table:table-cell/>
          <table:table-cell office:value-type="float" office:value="226.25" calcext:value-type="float">
            <text:p>226,25</text:p>
          </table:table-cell>
          <table:table-cell table:style-name="ce3" table:formula="of:=[.B6]*2/[.F24]" office:value-type="float" office:value="1737.97127071823" calcext:value-type="float">
            <text:p>1 737,97</text:p>
          </table:table-cell>
          <table:table-cell table:style-name="ce5" table:formula="of:=[.G24]/[.E2]" office:value-type="percentage" office:value="0.0815948953388841" calcext:value-type="percentage">
            <text:p>8,1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8x8</text:p>
          </table:table-cell>
          <table:table-cell table:style-name="ce2" office:value-type="float" office:value="247.32" calcext:value-type="float">
            <text:p>247,32</text:p>
          </table:table-cell>
          <table:table-cell table:formula="of:=[.B6]*2/[.B25]" office:value-type="float" office:value="1589.90781174187" calcext:value-type="float">
            <text:p>1 589,91</text:p>
          </table:table-cell>
          <table:table-cell table:style-name="ce5" table:formula="of:=[.C25]/[.E2]" office:value-type="percentage" office:value="0.0746435592367076" calcext:value-type="percentage">
            <text:p>7,46%</text:p>
          </table:table-cell>
          <table:table-cell/>
          <table:table-cell office:value-type="float" office:value="253.19" calcext:value-type="float">
            <text:p>253,19</text:p>
          </table:table-cell>
          <table:table-cell table:style-name="ce3" table:formula="of:=[.B6]*2/[.F25]" office:value-type="float" office:value="1553.04711876456" calcext:value-type="float">
            <text:p>1 553,05</text:p>
          </table:table-cell>
          <table:table-cell table:style-name="ce5" table:formula="of:=[.G25]/[.E2]" office:value-type="percentage" office:value="0.0729130102706368" calcext:value-type="percentage">
            <text:p>7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16x16</text:p>
          </table:table-cell>
          <table:table-cell table:style-name="ce2" office:value-type="float" office:value="261.45" calcext:value-type="float">
            <text:p>261,45</text:p>
          </table:table-cell>
          <table:table-cell table:formula="of:=[.B6]*2/[.B26]" office:value-type="float" office:value="1503.98164084911" calcext:value-type="float">
            <text:p>1 503,98</text:p>
          </table:table-cell>
          <table:table-cell table:style-name="ce5" table:formula="of:=[.C26]/[.E2]" office:value-type="percentage" office:value="0.070609466706531" calcext:value-type="percentage">
            <text:p>7,06%</text:p>
          </table:table-cell>
          <table:table-cell/>
          <table:table-cell office:value-type="float" office:value="279.17" calcext:value-type="float">
            <text:p>279,17</text:p>
          </table:table-cell>
          <table:table-cell table:style-name="ce3" table:formula="of:=[.B6]*2/[.F26]" office:value-type="float" office:value="1408.51810724648" calcext:value-type="float">
            <text:p>1 408,52</text:p>
          </table:table-cell>
          <table:table-cell table:style-name="ce5" table:formula="of:=[.G26]/[.E2]" office:value-type="percentage" office:value="0.0661276106688489" calcext:value-type="percentage">
            <text:p>6,61%</text:p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meta:creation-date>2014-11-23T15:51:58Z</meta:creation-date>
    <dc:date>2014-11-25T22:26:59.376000000</dc:date>
    <meta:editing-cycles>9</meta:editing-cycles>
    <meta:editing-duration>PT1H34M25S</meta:editing-duration>
    <meta:document-statistic meta:table-count="2" meta:cell-count="2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84cm" svg:height="8.988cm" xlink:href=".." xlink:type="simple" chart:class="chart:bar" chart:style-name="ch1">
        <chart:legend chart:legend-position="end" svg:x="21.266cm" svg:y="3.946cm" style:legend-expansion="high" chart:style-name="ch2"/>
        <chart:plot-area chart:style-name="ch3" table:cell-range-address="Radeon_7760D.A9:Radeon_7760D.A26 Radeon_7760D.C9:Radeon_7760D.C26 Radeon_7760D.G9:Radeon_7760D.G26" chart:data-source-has-labels="both" svg:x="0.517cm" svg:y="0.179cm" svg:width="20.232cm" svg:height="8.63cm">
          <chartooo:coordinate-region svg:x="2.276cm" svg:y="0.379cm" svg:width="18.473cm" svg:height="6.216cm"/>
          <chart:axis chart:dimension="x" chart:name="primary-x" chart:style-name="ch4" chartooo:axis-type="auto">
            <chartooo:date-scale/>
            <chart:categories table:cell-range-address="Radeon_7760D.A10:Radeon_7760D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deon_7760D.C10:Radeon_7760D.C26" chart:label-cell-address="Radeon_7760D.C9:Radeon_7760D.C9" chart:class="chart:bar">
            <chart:data-point chart:repeated="17"/>
          </chart:series>
          <chart:series chart:style-name="ch8" chart:values-cell-range-address="Radeon_7760D.G10:Radeon_7760D.G26" chart:label-cell-address="Radeon_7760D.G9:Radeon_7760D.G9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, READ_WRITE</text:p>
                <draw:g>
                  <svg:desc>Radeon_7760D.C9:Radeon_7760D.C9</svg:desc>
                </draw:g>
              </table:table-cell>
              <table:table-cell office:value-type="string">
                <text:p>BW, ALLOC_HOST_PTR</text:p>
                <draw:g>
                  <svg:desc>Radeon_7760D.G9:Radeon_7760D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pleCopy</text:p>
                <draw:g>
                  <svg:desc>Radeon_7760D.A10:Radeon_7760D.A26</svg:desc>
                </draw:g>
              </table:table-cell>
              <table:table-cell office:value-type="float" office:value="4529.61640364013">
                <text:p>4529.61640364013</text:p>
                <draw:g>
                  <svg:desc>Radeon_7760D.C10:Radeon_7760D.C26</svg:desc>
                </draw:g>
              </table:table-cell>
              <table:table-cell office:value-type="float" office:value="4514.01676041786">
                <text:p>4514.01676041786</text:p>
                <draw:g>
                  <svg:desc>Radeon_7760D.G10:Radeon_7760D.G26</svg:desc>
                </draw:g>
              </table:table-cell>
            </table:table-row>
            <table:table-row>
              <table:table-cell office:value-type="string">
                <text:p>ReadRow2</text:p>
              </table:table-cell>
              <table:table-cell office:value-type="float" office:value="8452.62252794497">
                <text:p>8452.62252794497</text:p>
              </table:table-cell>
              <table:table-cell office:value-type="float" office:value="4482.11558189901">
                <text:p>4482.11558189901</text:p>
              </table:table-cell>
            </table:table-row>
            <table:table-row>
              <table:table-cell office:value-type="string">
                <text:p>ReadRow4</text:p>
              </table:table-cell>
              <table:table-cell office:value-type="float" office:value="14445.8486407054">
                <text:p>14445.8486407054</text:p>
              </table:table-cell>
              <table:table-cell office:value-type="float" office:value="5119.33342012759">
                <text:p>5119.33342012759</text:p>
              </table:table-cell>
            </table:table-row>
            <table:table-row>
              <table:table-cell office:value-type="string">
                <text:p>ReadRow8</text:p>
              </table:table-cell>
              <table:table-cell office:value-type="float" office:value="8350.30792100234">
                <text:p>8350.30792100234</text:p>
              </table:table-cell>
              <table:table-cell office:value-type="float" office:value="423.491400200321">
                <text:p>423.491400200321</text:p>
              </table:table-cell>
            </table:table-row>
            <table:table-row>
              <table:table-cell office:value-type="string">
                <text:p>ReadRow16</text:p>
              </table:table-cell>
              <table:table-cell office:value-type="float" office:value="6175.84419663892">
                <text:p>6175.84419663892</text:p>
              </table:table-cell>
              <table:table-cell office:value-type="float" office:value="235.64352875609">
                <text:p>235.64352875609</text:p>
              </table:table-cell>
            </table:table-row>
            <table:table-row>
              <table:table-cell office:value-type="string">
                <text:p>ReadCol2</text:p>
              </table:table-cell>
              <table:table-cell office:value-type="float" office:value="3523.1251679957">
                <text:p>3523.1251679957</text:p>
              </table:table-cell>
              <table:table-cell office:value-type="float" office:value="4100.27111574557">
                <text:p>4100.27111574557</text:p>
              </table:table-cell>
            </table:table-row>
            <table:table-row>
              <table:table-cell office:value-type="string">
                <text:p>ReadCol4</text:p>
              </table:table-cell>
              <table:table-cell office:value-type="float" office:value="4497.49513896832">
                <text:p>4497.49513896832</text:p>
              </table:table-cell>
              <table:table-cell office:value-type="float" office:value="4274.55158169366">
                <text:p>4274.55158169366</text:p>
              </table:table-cell>
            </table:table-row>
            <table:table-row>
              <table:table-cell office:value-type="string">
                <text:p>ReadCol8</text:p>
              </table:table-cell>
              <table:table-cell office:value-type="float" office:value="4470.90392268334">
                <text:p>4470.90392268334</text:p>
              </table:table-cell>
              <table:table-cell office:value-type="float" office:value="3659.18481295366">
                <text:p>3659.18481295366</text:p>
              </table:table-cell>
            </table:table-row>
            <table:table-row>
              <table:table-cell office:value-type="string">
                <text:p>ReadCol16</text:p>
              </table:table-cell>
              <table:table-cell office:value-type="float" office:value="3458.05997713482">
                <text:p>3458.05997713482</text:p>
              </table:table-cell>
              <table:table-cell office:value-type="float" office:value="3836.14138122787">
                <text:p>3836.14138122787</text:p>
              </table:table-cell>
            </table:table-row>
            <table:table-row>
              <table:table-cell office:value-type="string">
                <text:p>ReadRow2x2</text:p>
              </table:table-cell>
              <table:table-cell office:value-type="float" office:value="8343.22087842139">
                <text:p>8343.22087842139</text:p>
              </table:table-cell>
              <table:table-cell office:value-type="float" office:value="4468.36363636364">
                <text:p>4468.36363636364</text:p>
              </table:table-cell>
            </table:table-row>
            <table:table-row>
              <table:table-cell office:value-type="string">
                <text:p>ReadRow4x4</text:p>
              </table:table-cell>
              <table:table-cell office:value-type="float" office:value="7716.16954474097">
                <text:p>7716.16954474097</text:p>
              </table:table-cell>
              <table:table-cell office:value-type="float" office:value="3045.58903260785">
                <text:p>3045.58903260785</text:p>
              </table:table-cell>
            </table:table-row>
            <table:table-row>
              <table:table-cell office:value-type="string">
                <text:p>ReadRow8x8</text:p>
              </table:table-cell>
              <table:table-cell office:value-type="float" office:value="5093.47150259067">
                <text:p>5093.47150259067</text:p>
              </table:table-cell>
              <table:table-cell office:value-type="float" office:value="406.801123519949">
                <text:p>406.801123519949</text:p>
              </table:table-cell>
            </table:table-row>
            <table:table-row>
              <table:table-cell office:value-type="string">
                <text:p>ReadRow16x16</text:p>
              </table:table-cell>
              <table:table-cell office:value-type="float" office:value="4034.63985224708">
                <text:p>4034.63985224708</text:p>
              </table:table-cell>
              <table:table-cell office:value-type="float" office:value="231.974892040494">
                <text:p>231.974892040494</text:p>
              </table:table-cell>
            </table:table-row>
            <table:table-row>
              <table:table-cell office:value-type="string">
                <text:p>ReadCol2x2</text:p>
              </table:table-cell>
              <table:table-cell office:value-type="float" office:value="3157.09353673224">
                <text:p>3157.09353673224</text:p>
              </table:table-cell>
              <table:table-cell office:value-type="float" office:value="2469.79461089128">
                <text:p>2469.79461089128</text:p>
              </table:table-cell>
            </table:table-row>
            <table:table-row>
              <table:table-cell office:value-type="string">
                <text:p>ReadCol4x4</text:p>
              </table:table-cell>
              <table:table-cell office:value-type="float" office:value="1625.46401554297">
                <text:p>1625.46401554297</text:p>
              </table:table-cell>
              <table:table-cell office:value-type="float" office:value="1737.97127071823">
                <text:p>1737.97127071823</text:p>
              </table:table-cell>
            </table:table-row>
            <table:table-row>
              <table:table-cell office:value-type="string">
                <text:p>ReadCol8x8</text:p>
              </table:table-cell>
              <table:table-cell office:value-type="float" office:value="1589.90781174187">
                <text:p>1589.90781174187</text:p>
              </table:table-cell>
              <table:table-cell office:value-type="float" office:value="1553.04711876456">
                <text:p>1553.04711876456</text:p>
              </table:table-cell>
            </table:table-row>
            <table:table-row>
              <table:table-cell office:value-type="string">
                <text:p>ReadCol16x16</text:p>
              </table:table-cell>
              <table:table-cell office:value-type="float" office:value="1503.98164084911">
                <text:p>1503.98164084911</text:p>
              </table:table-cell>
              <table:table-cell office:value-type="float" office:value="1408.51810724648">
                <text:p>1408.518107246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992cm" svg:height="9cm" xlink:href=".." xlink:type="simple" chart:class="chart:bar" chart:style-name="ch1">
        <chart:legend chart:legend-position="end" svg:x="21.374cm" svg:y="3.952cm" style:legend-expansion="high" chart:style-name="ch2"/>
        <chart:plot-area chart:style-name="ch3" table:cell-range-address="Radeon_8670M.A9:Radeon_8670M.A26 Radeon_8670M.C9:Radeon_8670M.C26 Radeon_8670M.G9:Radeon_8670M.G26" chart:data-source-has-labels="both" svg:x="0.519cm" svg:y="0.18cm" svg:width="20.336cm" svg:height="8.64cm">
          <chartooo:coordinate-region svg:x="2.278cm" svg:y="0.379cm" svg:width="18.577cm" svg:height="6.226cm"/>
          <chart:axis chart:dimension="x" chart:name="primary-x" chart:style-name="ch4" chartooo:axis-type="auto">
            <chartooo:date-scale/>
            <chart:categories table:cell-range-address="Radeon_8670M.A10:Radeon_8670M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deon_8670M.C10:Radeon_8670M.C26" chart:label-cell-address="Radeon_8670M.C9:Radeon_8670M.C9" chart:class="chart:bar">
            <chart:data-point chart:repeated="17"/>
          </chart:series>
          <chart:series chart:style-name="ch8" chart:values-cell-range-address="Radeon_8670M.G10:Radeon_8670M.G26" chart:label-cell-address="Radeon_8670M.G9:Radeon_8670M.G9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W, READ_WRITE</text:p>
                <draw:g>
                  <svg:desc>Radeon_8670M.C9:Radeon_8670M.C9</svg:desc>
                </draw:g>
              </table:table-cell>
              <table:table-cell office:value-type="string">
                <text:p>BW, ALLOC_HOST_PTR</text:p>
                <draw:g>
                  <svg:desc>Radeon_8670M.G9:Radeon_8670M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pleCopy</text:p>
                <draw:g>
                  <svg:desc>Radeon_8670M.A10:Radeon_8670M.A26</svg:desc>
                </draw:g>
              </table:table-cell>
              <table:table-cell office:value-type="float" office:value="10018.2420382166">
                <text:p>10018.2420382166</text:p>
                <draw:g>
                  <svg:desc>Radeon_8670M.C10:Radeon_8670M.C26</svg:desc>
                </draw:g>
              </table:table-cell>
              <table:table-cell office:value-type="float" office:value="2326.58422578546">
                <text:p>2326.58422578546</text:p>
                <draw:g>
                  <svg:desc>Radeon_8670M.G10:Radeon_8670M.G26</svg:desc>
                </draw:g>
              </table:table-cell>
            </table:table-row>
            <table:table-row>
              <table:table-cell office:value-type="string">
                <text:p>ReadRow2</text:p>
              </table:table-cell>
              <table:table-cell office:value-type="float" office:value="11344.9509521062">
                <text:p>11344.9509521062</text:p>
              </table:table-cell>
              <table:table-cell office:value-type="float" office:value="2423.66863905325">
                <text:p>2423.66863905325</text:p>
              </table:table-cell>
            </table:table-row>
            <table:table-row>
              <table:table-cell office:value-type="string">
                <text:p>ReadRow4</text:p>
              </table:table-cell>
              <table:table-cell office:value-type="float" office:value="11904.8138056312">
                <text:p>11904.8138056312</text:p>
              </table:table-cell>
              <table:table-cell office:value-type="float" office:value="2430.86053412463">
                <text:p>2430.86053412463</text:p>
              </table:table-cell>
            </table:table-row>
            <table:table-row>
              <table:table-cell office:value-type="string">
                <text:p>ReadRow8</text:p>
              </table:table-cell>
              <table:table-cell office:value-type="float" office:value="9514.05758528914">
                <text:p>9514.05758528914</text:p>
              </table:table-cell>
              <table:table-cell office:value-type="float" office:value="2353.03692178804">
                <text:p>2353.03692178804</text:p>
              </table:table-cell>
            </table:table-row>
            <table:table-row>
              <table:table-cell office:value-type="string">
                <text:p>ReadRow16</text:p>
              </table:table-cell>
              <table:table-cell office:value-type="float" office:value="5297.97898140663">
                <text:p>5297.97898140663</text:p>
              </table:table-cell>
              <table:table-cell office:value-type="float" office:value="2223.06648575305">
                <text:p>2223.06648575305</text:p>
              </table:table-cell>
            </table:table-row>
            <table:table-row>
              <table:table-cell office:value-type="string">
                <text:p>ReadCol2</text:p>
              </table:table-cell>
              <table:table-cell office:value-type="float" office:value="11643.9443292863">
                <text:p>11643.9443292863</text:p>
              </table:table-cell>
              <table:table-cell office:value-type="float" office:value="2437.03749612643">
                <text:p>2437.03749612643</text:p>
              </table:table-cell>
            </table:table-row>
            <table:table-row>
              <table:table-cell office:value-type="string">
                <text:p>ReadCol4</text:p>
              </table:table-cell>
              <table:table-cell office:value-type="float" office:value="11296.0643493249">
                <text:p>11296.0643493249</text:p>
              </table:table-cell>
              <table:table-cell office:value-type="float" office:value="2425.91153063113">
                <text:p>2425.91153063113</text:p>
              </table:table-cell>
            </table:table-row>
            <table:table-row>
              <table:table-cell office:value-type="string">
                <text:p>ReadCol8</text:p>
              </table:table-cell>
              <table:table-cell office:value-type="float" office:value="11344.9509521062">
                <text:p>11344.9509521062</text:p>
              </table:table-cell>
              <table:table-cell office:value-type="float" office:value="2468.2443035591">
                <text:p>2468.2443035591</text:p>
              </table:table-cell>
            </table:table-row>
            <table:table-row>
              <table:table-cell office:value-type="string">
                <text:p>ReadCol16</text:p>
              </table:table-cell>
              <table:table-cell office:value-type="float" office:value="11904.8138056312">
                <text:p>11904.8138056312</text:p>
              </table:table-cell>
              <table:table-cell office:value-type="float" office:value="2432.66518188567">
                <text:p>2432.66518188567</text:p>
              </table:table-cell>
            </table:table-row>
            <table:table-row>
              <table:table-cell office:value-type="string">
                <text:p>ReadRow2x2</text:p>
              </table:table-cell>
              <table:table-cell office:value-type="float" office:value="11490.8240794857">
                <text:p>11490.8240794857</text:p>
              </table:table-cell>
              <table:table-cell office:value-type="float" office:value="2459.9061620269">
                <text:p>2459.9061620269</text:p>
              </table:table-cell>
            </table:table-row>
            <table:table-row>
              <table:table-cell office:value-type="string">
                <text:p>ReadRow4x4</text:p>
              </table:table-cell>
              <table:table-cell office:value-type="float" office:value="10618.8495814205">
                <text:p>10618.8495814205</text:p>
              </table:table-cell>
              <table:table-cell office:value-type="float" office:value="2457.1392863838">
                <text:p>2457.1392863838</text:p>
              </table:table-cell>
            </table:table-row>
            <table:table-row>
              <table:table-cell office:value-type="string">
                <text:p>ReadRow8x8</text:p>
              </table:table-cell>
              <table:table-cell office:value-type="float" office:value="8117.58876961189">
                <text:p>8117.58876961189</text:p>
              </table:table-cell>
              <table:table-cell office:value-type="float" office:value="2246.8201817039">
                <text:p>2246.8201817039</text:p>
              </table:table-cell>
            </table:table-row>
            <table:table-row>
              <table:table-cell office:value-type="string">
                <text:p>ReadRow16x16</text:p>
              </table:table-cell>
              <table:table-cell office:value-type="float" office:value="3869.09377152416">
                <text:p>3869.09377152416</text:p>
              </table:table-cell>
              <table:table-cell office:value-type="float" office:value="2272.79348014566">
                <text:p>2272.79348014566</text:p>
              </table:table-cell>
            </table:table-row>
            <table:table-row>
              <table:table-cell office:value-type="string">
                <text:p>ReadCol2x2</text:p>
              </table:table-cell>
              <table:table-cell office:value-type="float" office:value="11797.6597659766">
                <text:p>11797.6597659766</text:p>
              </table:table-cell>
              <table:table-cell office:value-type="float" office:value="2467.62472544713">
                <text:p>2467.62472544713</text:p>
              </table:table-cell>
            </table:table-row>
            <table:table-row>
              <table:table-cell office:value-type="string">
                <text:p>ReadCol4x4</text:p>
              </table:table-cell>
              <table:table-cell office:value-type="float" office:value="11155.0638297872">
                <text:p>11155.0638297872</text:p>
              </table:table-cell>
              <table:table-cell office:value-type="float" office:value="2437.94407588815">
                <text:p>2437.94407588815</text:p>
              </table:table-cell>
            </table:table-row>
            <table:table-row>
              <table:table-cell office:value-type="string">
                <text:p>ReadCol8x8</text:p>
              </table:table-cell>
              <table:table-cell office:value-type="float" office:value="7059.53321364452">
                <text:p>7059.53321364452</text:p>
              </table:table-cell>
              <table:table-cell office:value-type="float" office:value="2139.48528211546">
                <text:p>2139.48528211546</text:p>
              </table:table-cell>
            </table:table-row>
            <table:table-row>
              <table:table-cell office:value-type="string">
                <text:p>ReadCol16x16</text:p>
              </table:table-cell>
              <table:table-cell office:value-type="float" office:value="4446.13297150611">
                <text:p>4446.13297150611</text:p>
              </table:table-cell>
              <table:table-cell office:value-type="float" office:value="2207.34253957561">
                <text:p>2207.34253957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